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setAddress( 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.getBirth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GmtModified( java . sql . Timestamp gm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Gm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nolix_7.test_for_objec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dress.Addres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ege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sBoy( Boolean isBo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BirthDay( Date birth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lenolix_7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ser.setGmtCreate( java . sql . Date gmt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Gmt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IsB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